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04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039cm" fo:min-width="0cm"/>
    </style:style>
    <style:style style:name="gr3" style:family="graphic" style:parent-style-name="standard" style:list-style-name="L1">
      <style:graphic-properties draw:fill-color="#add58a" draw:textarea-horizontal-align="justify" draw:textarea-vertical-align="middle" draw:auto-grow-height="false" fo:min-height="1.776cm" fo:min-width="3.841cm" fo:wrap-option="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038cm" fo:min-width="0cm"/>
    </style:style>
    <style:style style:name="gr6" style:family="graphic" style:parent-style-name="standard" style:list-style-name="L1">
      <style:graphic-properties draw:fill-color="#add58a" draw:textarea-horizontal-align="justify" draw:textarea-vertical-align="middle" draw:auto-grow-height="false" fo:min-height="1.775cm" fo:min-width="3.842cm" fo:wrap-option="wrap"/>
    </style:style>
    <style:style style:name="gr7" style:family="graphic" style:parent-style-name="standard" style:list-style-name="L1">
      <style:graphic-properties draw:textarea-horizontal-align="justify" draw:textarea-vertical-align="top" draw:auto-grow-height="false" fo:min-height="6.984cm" fo:min-width="22.361cm" fo:wrap-option="wrap"/>
    </style:style>
    <style:style style:name="gr8" style:family="graphic" style:parent-style-name="standard">
      <style:graphic-properties draw:fill="solid" draw:fill-color="#add58a" draw:textarea-horizontal-align="justify" draw:textarea-vertical-align="middle" draw:auto-grow-height="false" fo:min-height="1.776cm" fo:min-width="3.841cm" fo:wrap-option="wrap"/>
    </style:style>
    <style:style style:name="gr9" style:family="graphic" style:parent-style-name="standard">
      <style:graphic-properties draw:fill="solid" draw:fill-color="#add58a" draw:textarea-horizontal-align="justify" draw:textarea-vertical-align="middle" draw:auto-grow-height="false" fo:min-height="1.776cm" fo:min-width="3.842cm" fo:wrap-option="wrap"/>
    </style:style>
    <style:style style:name="gr10" style:family="graphic" style:parent-style-name="standard" style:list-style-name="L1">
      <style:graphic-properties draw:fill-color="#add58a" draw:textarea-horizontal-align="justify" draw:textarea-vertical-align="middle" draw:auto-grow-height="false" fo:min-height="1.776cm" fo:min-width="3.842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.9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1.7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1.321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textarea-horizontal-align="justify" draw:textarea-vertical-align="middle" draw:auto-grow-height="false" fo:min-height="4.802cm" fo:min-width="26.579cm"/>
    </style:style>
    <style:style style:name="gr16" style:family="graphic" style:parent-style-name="standard" style:list-style-name="L1">
      <style:graphic-properties draw:fill="solid" draw:fill-color="#add58a" draw:textarea-horizontal-align="justify" draw:textarea-vertical-align="middle" draw:auto-grow-height="false" fo:min-height="1.776cm" fo:min-width="3.841cm" fo:wrap-option="wrap"/>
    </style:style>
    <style:style style:name="pr1" style:family="presentation" style:parent-style-name="DNA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 style:writing-mode="lr-tb">
        <style:tab-stops/>
      </style:paragraph-properties>
      <style:text-properties style:font-name="Arial" fo:font-size="10pt" style:letter-kerning="true" style:font-name-asian="Droid Sans Fallback" style:font-size-asian="20pt" style:font-name-complex="Lohit Hindi" style:font-size-complex="20pt"/>
    </style:style>
    <style:style style:name="P3" style:family="paragraph">
      <loext:graphic-properties draw:fill-color="#add58a"/>
      <style:paragraph-properties fo:margin-left="0cm" fo:margin-right="0cm" fo:text-align="center" fo:text-indent="0cm" style:writing-mode="lr-tb">
        <style:tab-stops/>
      </style:paragraph-properties>
      <style:text-properties style:font-name="Arial" fo:font-size="10pt" style:letter-kerning="true" style:font-name-asian="Droid Sans Fallback" style:font-size-asian="20pt" style:font-name-complex="Lohit Hindi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align="center" fo:text-indent="0cm">
        <style:tab-stops/>
      </style:paragraph-properties>
      <style:text-properties style:font-name="Arial" fo:font-size="10pt" style:letter-kerning="true" style:font-name-asian="Droid Sans Fallback" style:font-size-asian="20pt" style:font-name-complex="Lohit Hindi" style:font-size-complex="20pt"/>
    </style:style>
    <style:style style:name="P6" style:family="paragraph">
      <style:paragraph-properties fo:text-align="center" style:writing-mode="lr-tb">
        <style:tab-stops/>
      </style:paragraph-properties>
      <style:text-properties fo:font-size="10pt"/>
    </style:style>
    <style:style style:name="P7" style:family="paragraph">
      <loext:graphic-properties draw:fill="solid" draw:fill-color="#add58a"/>
      <style:paragraph-properties fo:text-align="center" style:writing-mode="lr-tb">
        <style:tab-stops/>
      </style:paragraph-properties>
      <style:text-properties fo:font-size="10pt" style:font-size-asian="20pt" style:font-size-complex="2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-color="#ffffff"/>
    </style:style>
    <style:style style:name="P10" style:family="paragraph">
      <style:paragraph-properties fo:text-align="center" style:writing-mode="lr-tb">
        <style:tab-stops/>
      </style:paragraph-properties>
      <style:text-properties fo:font-size="10pt" style:font-size-asian="20pt" style:font-size-complex="20pt"/>
    </style:style>
    <style:style style:name="P11" style:family="paragraph">
      <loext:graphic-properties draw:fill="solid" draw:fill-color="#add58a"/>
      <style:paragraph-properties fo:margin-left="0cm" fo:margin-right="0cm" fo:text-align="center" fo:text-indent="0cm" style:writing-mode="lr-tb">
        <style:tab-stops/>
      </style:paragraph-properties>
      <style:text-properties style:font-name="Arial" fo:font-size="10pt" style:letter-kerning="true" style:font-name-asian="Droid Sans Fallback" style:font-size-asian="20pt" style:font-name-complex="Lohit Hindi" style:font-size-complex="20pt"/>
    </style:style>
    <style:style style:name="T1" style:family="text">
      <style:text-properties style:font-size-asian="20pt" style:font-size-complex="2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>
        <office:forms form:automatic-focus="false" form:apply-design-mode="false"/>
        <draw:g>
          <draw:custom-shape draw:style-name="gr1" draw:text-style-name="P1" xml:id="id5" draw:id="id5" draw:layer="layout" svg:width="0.29cm" svg:height="0.29cm" svg:x="13.078cm" svg:y="11.2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xml:id="id2" draw:id="id2" draw:layer="layout" svg:width="0.144cm" svg:height="0.289cm" svg:x="5.897cm" svg:y="4.4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1" draw:id="id1" draw:layer="layout" svg:width="4.34cm" svg:height="2.025cm" svg:x="3.808cm" svg:y="0.278cm">
            <text:p text:style-name="P2">Input <text:line-break/>Management</text:p>
  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onnector draw:style-name="gr4" draw:text-style-name="P4" draw:layer="layout" draw:type="lines" svg:x1="5.978cm" svg:y1="2.303cm" svg:x2="5.969cm" svg:y2="4.426cm" draw:start-shape="id1" draw:start-glue-point="2" draw:end-shape="id2" draw:end-glue-point="0" svg:d="M5978 2303v501l-9 1120v502" svg:viewBox="0 0 10 2124">
            <text:p/>
          </draw:connector>
          <draw:custom-shape draw:style-name="gr5" draw:text-style-name="P1" xml:id="id3" draw:id="id3" draw:layer="layout" svg:width="0.29cm" svg:height="0.288cm" svg:x="17.408cm" svg:y="4.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xml:id="id4" draw:id="id4" draw:layer="layout" svg:width="4.341cm" svg:height="2.024cm" svg:x="15.382cm" svg:y="0.568cm">
            <text:p text:style-name="P5">Output <text:line-break/>Management</text:p>
  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onnector draw:style-name="gr4" draw:text-style-name="P4" draw:layer="layout" draw:type="lines" svg:x1="17.553cm" svg:y1="4.32cm" svg:x2="17.552cm" svg:y2="2.592cm" draw:start-shape="id3" draw:start-glue-point="0" draw:end-shape="id4" svg:d="M17553 4320v-501l-1-725v-502" svg:viewBox="0 0 2 1729">
            <text:p/>
          </draw:connector>
          <draw:custom-shape draw:style-name="gr7" draw:text-style-name="P5" draw:layer="layout" svg:width="22.86cm" svg:height="7.233cm" svg:x="3.518cm" svg:y="4.32cm">
            <text:p text:style-name="P5">Contract Management</text:p>
            <draw:enhanced-geometry svg:viewBox="0 0 21600 21600" draw:text-areas="0 0 21600 21600" draw:mirror-horizontal="false" draw:mirror-vertical="fals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8" draw:text-style-name="P7" draw:layer="layout" svg:width="4.34cm" svg:height="2.025cm" svg:x="4.387cm" svg:y="6.635cm">
            <text:p text:style-name="P6"><text:span text:style-name="T1">Partner </text:span><text:span text:style-name="T1"><text:line-break/></text:span><text:span text:style-name="T1">Management</text:span></text:p>
  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8" draw:text-style-name="P7" draw:layer="layout" svg:width="4.34cm" svg:height="2.025cm" svg:x="9.399cm" svg:y="6.635cm">
            <text:p text:style-name="P6"><text:span text:style-name="T1">Contract </text:span><text:span text:style-name="T1"><text:line-break/></text:span><text:span text:style-name="T1">Acquisition</text:span></text:p>
  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8" draw:text-style-name="P7" draw:layer="layout" svg:width="4.34cm" svg:height="2.025cm" svg:x="14.446cm" svg:y="6.635cm">
            <text:p text:style-name="P6"><text:span text:style-name="T1">Contact </text:span><text:span text:style-name="T1"><text:line-break/></text:span><text:span text:style-name="T1">Bookin</text:span></text:p>
  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" draw:text-style-name="P7" draw:layer="layout" svg:width="4.341cm" svg:height="2.025cm" svg:x="19.557cm" svg:y="6.635cm">
            <text:p text:style-name="P6"><text:span text:style-name="T1">Contract </text:span><text:span text:style-name="T1"><text:line-break/></text:span><text:span text:style-name="T1">Withdraw</text:span></text:p>
  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" draw:text-style-name="P4" draw:layer="layout" svg:x1="8.727cm" svg:y1="7.635cm" svg:x2="10.463cm" svg:y2="7.635cm">
            <text:p/>
          </draw:line>
          <draw:line draw:style-name="gr4" draw:text-style-name="P4" draw:layer="layout" svg:x1="13.739cm" svg:y1="7.635cm" svg:x2="15.475cm" svg:y2="7.635cm">
            <text:p/>
          </draw:line>
          <draw:custom-shape draw:style-name="gr10" draw:text-style-name="P3" xml:id="id6" draw:id="id6" draw:layer="layout" svg:width="4.341cm" svg:height="2.025cm" svg:x="11.041cm" svg:y="13.29cm">
            <text:p text:style-name="P2">Input <text:line-break/>Management</text:p>
  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onnector draw:style-name="gr4" draw:text-style-name="P4" draw:layer="layout" draw:type="line" svg:x1="13.223cm" svg:y1="11.511cm" svg:x2="13.211cm" svg:y2="13.29cm" draw:start-shape="id5" draw:start-glue-point="2" draw:end-shape="id6" draw:end-glue-point="0" svg:d="M13223 11511l-12 1779" svg:viewBox="0 0 13 1780">
            <text:p/>
          </draw:connector>
          <draw:frame draw:style-name="gr11" draw:text-style-name="P8" draw:layer="layout" svg:width="1.488cm" svg:height="0.734cm" svg:x="13.076cm" svg:y="11.966cm">
            <draw:text-box>
              <text:p><text:span text:style-name="T2">Uses</text:span></text:p>
            </draw:text-box>
          </draw:frame>
          <draw:frame draw:style-name="gr12" draw:text-style-name="P8" draw:layer="layout" svg:width="2.434cm" svg:height="0.735cm" svg:x="6.127cm" svg:y="2.854cm">
            <draw:text-box>
              <text:p><text:span text:style-name="T2">Leadading</text:span></text:p>
            </draw:text-box>
          </draw:frame>
          <draw:frame draw:style-name="gr13" draw:text-style-name="P8" draw:layer="layout" svg:width="1.926cm" svg:height="0.734cm" svg:x="17.635cm" svg:y="3.083cm">
            <draw:text-box>
              <text:p><text:span text:style-name="T2">Follows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4" draw:layer="layout" svg:width="17cm" svg:height="9.56cm" svg:x="2cm" svg:y="2.5cm" draw:page-number="1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>
        <office:forms form:automatic-focus="false" form:apply-design-mode="false"/>
        <draw:g>
          <draw:custom-shape draw:style-name="gr15" draw:text-style-name="P1" draw:layer="layout" svg:width="27.078cm" svg:height="5.051cm" svg:x="0.608cm" svg:y="5.908cm">
            <text:p/>
            <draw:enhanced-geometry svg:viewBox="0 0 21600 21600" draw:text-areas="0 0 21600 21600" draw:type="chevron" draw:modifiers="19926.199261992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8" draw:text-style-name="P7" draw:layer="layout" svg:width="4.34cm" svg:height="2.025cm" svg:x="2.803cm" svg:y="7.39cm">
            <text:p text:style-name="P10"><text:span text:style-name="T1">Person </text:span><text:span text:style-name="T1"><text:line-break/></text:span><text:span text:style-name="T1">Management</text:span></text:p>
            <draw:enhanced-geometry svg:viewBox="0 0 21600 21600" draw:text-areas="0 0 21600 21600" draw:mirror-horizontal="false" draw:mirror-vertical="false" draw:type="chevron" draw:modifiers="17415.3420870767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6" draw:text-style-name="P11" draw:layer="layout" svg:width="4.34cm" svg:height="2.025cm" svg:x="7.815cm" svg:y="7.39cm">
            <text:p text:style-name="P2">Address <text:line-break/>Management</text:p>
            <draw:enhanced-geometry svg:viewBox="0 0 21600 21600" draw:text-areas="0 0 21600 21600" draw:mirror-horizontal="false" draw:mirror-vertical="false" draw:type="chevron" draw:modifiers="17415.3420870767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8" draw:text-style-name="P7" draw:layer="layout" svg:width="4.34cm" svg:height="2.025cm" svg:x="12.862cm" svg:y="7.39cm">
            <text:p text:style-name="P6"><text:span text:style-name="T1">Contact </text:span></text:p>
            <text:p text:style-name="P6"><text:span text:style-name="T1">preferences </text:span><text:span text:style-name="T1"><text:line-break/></text:span><text:span text:style-name="T1">Management</text:span></text:p>
            <draw:enhanced-geometry svg:viewBox="0 0 21600 21600" draw:text-areas="0 0 21600 21600" draw:mirror-horizontal="false" draw:mirror-vertical="false" draw:type="chevron" draw:modifiers="17415.3420870767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" draw:text-style-name="P7" draw:layer="layout" svg:width="4.341cm" svg:height="2.025cm" svg:x="17.544cm" svg:y="7.39cm">
            <text:p text:style-name="P6"><text:span text:style-name="T1">Correlation </text:span><text:span text:style-name="T1"><text:line-break/></text:span><text:span text:style-name="T1">Management</text:span></text:p>
  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" draw:text-style-name="P4" draw:layer="layout" svg:x1="7.143cm" svg:y1="8.39cm" svg:x2="8.576cm" svg:y2="8.39cm">
            <text:p/>
          </draw:line>
          <draw:line draw:style-name="gr4" draw:text-style-name="P4" draw:layer="layout" svg:x1="12.155cm" svg:y1="8.39cm" svg:x2="13.656cm" svg:y2="8.39cm">
            <text:p/>
          </draw:line>
          <draw:custom-shape draw:style-name="gr9" draw:text-style-name="P7" draw:layer="layout" svg:width="4.341cm" svg:height="2.025cm" svg:x="22.075cm" svg:y="7.366cm">
            <text:p text:style-name="P6"><text:span text:style-name="T1">Partner </text:span></text:p>
            <text:p text:style-name="P6"><text:span text:style-name="T1">withdra</text:span><text:span text:style-name="T1">w </text:span><text:span text:style-name="T1"><text:line-break/></text:span><text:span text:style-name="T1">Manage</text:span><text:span text:style-name="T1">ment</text:span></text:p>
            <draw:enhanced-geometry svg:viewBox="0 0 21600 21600" draw:text-areas="0 0 21600 21600" draw:mirror-horizontal="false" draw:mirror-vertical="false" draw:type="chevron" draw:modifiers="17411.331183786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" draw:text-style-name="P4" draw:layer="layout" svg:x1="17.055cm" svg:y1="8.39cm" svg:x2="18.556cm" svg:y2="8.39cm">
            <text:p/>
          </draw:line>
        </draw:g>
        <presentation:notes draw:style-name="dp2">
          <office:forms form:automatic-focus="false" form:apply-design-mode="false"/>
          <draw:page-thumbnail draw:style-name="gr14" draw:layer="layout" svg:width="17cm" svg:height="9.56cm" svg:x="2cm" svg:y="2.5cm" draw:page-number="2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0:33:55.332669156</meta:creation-date>
    <meta:editing-duration>PT22M1S</meta:editing-duration>
    <meta:editing-cycles>14</meta:editing-cycles>
    <meta:generator>LibreOffice/5.4.2.2$Linux_X86_64 LibreOffice_project/40m0$Build-2</meta:generator>
    <dc:title>DNA</dc:title>
    <dc:date>2018-02-20T11:19:13.271249282</dc:date>
    <meta:document-statistic meta:object-count="55"/>
  </office:meta>
</office:document-meta>
</file>